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Quicksa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Quicksand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Quicksan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Quicksan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Quicksand"/>
    </style:style>
    <style:style style:name="ce7" style:family="table-cell" style:parent-style-name="Default" style:data-style-name="N41">
      <style:text-properties style:font-name="Quicksan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/>
    </style:style>
    <style:style style:name="ce9" style:family="table-cell" style:parent-style-name="Default">
      <style:text-properties style:font-name="Quicksand" fo:font-weight="bold" style:font-weight-asian="bold" style:font-weight-complex="bold"/>
    </style:style>
    <style:style style:name="ce10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Quicksa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093cm" svg:height="9.019cm" svg:x="39.351cm" svg:y="12.644cm">
            <draw:object draw:notify-on-update-of-ranges="Sheet1.M23:Sheet1.V23 Sheet1.M24:Sheet1.V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.045cm" svg:height="9.019cm" svg:x="57.453cm" svg:y="12.644cm">
            <draw:object draw:notify-on-update-of-ranges="Sheet1.M26:Sheet1.V26 Sheet1.M27:Sheet1.V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.1cm" svg:height="9.019cm" svg:x="75.554cm" svg:y="12.644cm">
            <draw:object draw:notify-on-update-of-ranges="Sheet1.M40:Sheet1.V40 Sheet1.M41:Sheet1.V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.093cm" svg:height="9.019cm" svg:x="39.351cm" svg:y="22.127cm">
            <draw:object draw:notify-on-update-of-ranges="Sheet1.M34:Sheet1.V34 Sheet1.M35:Sheet1.V3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8.093cm" svg:height="9.019cm" svg:x="39.351cm" svg:y="3.162cm">
            <draw:object draw:notify-on-update-of-ranges="Sheet1.M12:Sheet1.V12 Sheet1.M13:Sheet1.V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18.045cm" svg:height="9.019cm" svg:x="57.454cm" svg:y="3.162cm">
            <draw:object draw:notify-on-update-of-ranges="Sheet1.M15:Sheet1.V15 Sheet1.M16:Sheet1.V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8.1cm" svg:height="9.019cm" svg:x="75.555cm" svg:y="3.162cm">
            <draw:object draw:notify-on-update-of-ranges="Sheet1.M15:Sheet1.V15 Sheet1.M16:Sheet1.V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18.045cm" svg:height="9.019cm" svg:x="57.454cm" svg:y="22.127cm">
            <draw:object draw:notify-on-update-of-ranges="Sheet1.M37:Sheet1.V37 Sheet1.M38:Sheet1.V3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8.1cm" svg:height="9.019cm" svg:x="75.554cm" svg:y="22.127cm">
            <draw:object draw:notify-on-update-of-ranges="Sheet1.M40:Sheet1.V40 Sheet1.M41:Sheet1.V4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8.093cm" svg:height="9.019cm" svg:x="39.351cm" svg:y="31.609cm">
            <draw:object draw:notify-on-update-of-ranges="Sheet1.M45:Sheet1.V45 Sheet1.M46:Sheet1.V4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8.045cm" svg:height="9.019cm" svg:x="57.454cm" svg:y="31.61cm">
            <draw:object draw:notify-on-update-of-ranges="Sheet1.M48:Sheet1.V48 Sheet1.M49:Sheet1.V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8.1cm" svg:height="9.019cm" svg:x="75.554cm" svg:y="31.61cm">
            <draw:object draw:notify-on-update-of-ranges="Sheet1.M51:Sheet1.V51 Sheet1.M52:Sheet1.V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8.093cm" svg:height="9.019cm" svg:x="39.351cm" svg:y="41.092cm">
            <draw:object draw:notify-on-update-of-ranges="Sheet1.M45:Sheet1.V45 Sheet1.M46:Sheet1.V4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3.438cm" svg:height="9.031cm" svg:x="57.453cm" svg:y="41.091cm">
            <draw:object draw:notify-on-update-of-ranges="Sheet1.P60:Sheet1.Q60 Sheet1.P61:Sheet1.Q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3.438cm" svg:height="9.031cm" svg:x="71.029cm" svg:y="41.092cm">
            <draw:object draw:notify-on-update-of-ranges="Sheet1.P63:Sheet1.Q63 Sheet1.P64:Sheet1.Q6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8.093cm" svg:height="9.019cm" svg:x="39.35cm" svg:y="50.574cm">
            <draw:object draw:notify-on-update-of-ranges="Sheet1.M68:Sheet1.V68 Sheet1.M69:Sheet1.V6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8.045cm" svg:height="9.019cm" svg:x="57.453cm" svg:y="50.575cm">
            <draw:object draw:notify-on-update-of-ranges="Sheet1.M71:Sheet1.V71 Sheet1.M72:Sheet1.V7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8.045cm" svg:height="9.019cm" svg:x="75.555cm" svg:y="50.575cm">
            <draw:object draw:notify-on-update-of-ranges="Sheet1.M74:Sheet1.Q74 Sheet1.M75:Sheet1.Q7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2" table:number-columns-repeated="10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3">
            <text:p>User Feedback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SER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osh van Amerom</text:p>
          </table:table-cell>
          <table:table-cell office:value-type="string" calcext:value-type="string">
            <text:p>Prachi Patkee</text:p>
          </table:table-cell>
          <table:table-cell office:value-type="string" calcext:value-type="string">
            <text:p>Alice Davidson</text:p>
          </table:table-cell>
          <table:table-cell office:value-type="string" calcext:value-type="string">
            <text:p>Maelene Lohezic</text:p>
          </table:table-cell>
          <table:table-cell office:value-type="string" calcext:value-type="string">
            <text:p>Amir Alansary</text:p>
          </table:table-cell>
          <table:table-cell office:value-type="string" calcext:value-type="string">
            <text:p>Kevin Keraudren</text:p>
          </table:table-cell>
          <table:table-cell office:value-type="string" calcext:value-type="string">
            <text:p>Rose Crowley</text:p>
          </table:table-cell>
          <table:table-cell office:value-type="string" calcext:value-type="string">
            <text:p>Kerstin Pannek</text:p>
          </table:table-cell>
          <table:table-cell office:value-type="string" calcext:value-type="string">
            <text:p>Paul Aljabar</text:p>
          </table:table-cell>
          <table:table-cell office:value-type="string" calcext:value-type="string">
            <text:p>Matt Fo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Threshold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style-name="ce8" table:formula="of:=COUNTIF([.$B13:.$K13]; &quot;=&quot;&amp;[.M12])" office:value-type="float" office:value="0" calcext:value-type="float">
            <text:p>0</text:p>
          </table:table-cell>
          <table:table-cell table:style-name="ce8" table:formula="of:=COUNTIF([.$B13:.$K13]; &quot;=&quot;&amp;[.N12])" office:value-type="float" office:value="0" calcext:value-type="float">
            <text:p>0</text:p>
          </table:table-cell>
          <table:table-cell table:style-name="ce8" table:formula="of:=COUNTIF([.$B13:.$K13]; &quot;=&quot;&amp;[.O12])" office:value-type="float" office:value="0" calcext:value-type="float">
            <text:p>0</text:p>
          </table:table-cell>
          <table:table-cell table:style-name="ce8" table:formula="of:=COUNTIF([.$B13:.$K13]; &quot;=&quot;&amp;[.P12])" office:value-type="float" office:value="1" calcext:value-type="float">
            <text:p>1</text:p>
          </table:table-cell>
          <table:table-cell table:style-name="ce8" table:formula="of:=COUNTIF([.$B13:.$K13]; &quot;=&quot;&amp;[.Q12])" office:value-type="float" office:value="0" calcext:value-type="float">
            <text:p>0</text:p>
          </table:table-cell>
          <table:table-cell table:style-name="ce8" table:formula="of:=COUNTIF([.$B13:.$K13]; &quot;=&quot;&amp;[.R12])" office:value-type="float" office:value="0" calcext:value-type="float">
            <text:p>0</text:p>
          </table:table-cell>
          <table:table-cell table:style-name="ce8" table:formula="of:=COUNTIF([.$B13:.$K13]; &quot;=&quot;&amp;[.S12])" office:value-type="float" office:value="1" calcext:value-type="float">
            <text:p>1</text:p>
          </table:table-cell>
          <table:table-cell table:style-name="ce8" table:formula="of:=COUNTIF([.$B13:.$K13]; &quot;=&quot;&amp;[.T12])" office:value-type="float" office:value="1" calcext:value-type="float">
            <text:p>1</text:p>
          </table:table-cell>
          <table:table-cell table:style-name="ce8" table:formula="of:=COUNTIF([.$B13:.$K13]; &quot;=&quot;&amp;[.U12])" office:value-type="float" office:value="1" calcext:value-type="float">
            <text:p>1</text:p>
          </table:table-cell>
          <table:table-cell table:style-name="ce8" table:formula="of:=COUNTIF([.$B13:.$K13]; &quot;=&quot;&amp;[.V12]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 table:formula="of:=COUNTIF([.$B16:.$K16]; &quot;=&quot;&amp;[.M15])" office:value-type="float" office:value="0" calcext:value-type="float">
            <text:p>0</text:p>
          </table:table-cell>
          <table:table-cell table:style-name="ce8" table:formula="of:=COUNTIF([.$B16:.$K16]; &quot;=&quot;&amp;[.N15])" office:value-type="float" office:value="0" calcext:value-type="float">
            <text:p>0</text:p>
          </table:table-cell>
          <table:table-cell table:style-name="ce8" table:formula="of:=COUNTIF([.$B16:.$K16]; &quot;=&quot;&amp;[.O15])" office:value-type="float" office:value="0" calcext:value-type="float">
            <text:p>0</text:p>
          </table:table-cell>
          <table:table-cell table:style-name="ce8" table:formula="of:=COUNTIF([.$B16:.$K16]; &quot;=&quot;&amp;[.P15])" office:value-type="float" office:value="0" calcext:value-type="float">
            <text:p>0</text:p>
          </table:table-cell>
          <table:table-cell table:style-name="ce8" table:formula="of:=COUNTIF([.$B16:.$K16]; &quot;=&quot;&amp;[.Q15])" office:value-type="float" office:value="0" calcext:value-type="float">
            <text:p>0</text:p>
          </table:table-cell>
          <table:table-cell table:style-name="ce8" table:formula="of:=COUNTIF([.$B16:.$K16]; &quot;=&quot;&amp;[.R15])" office:value-type="float" office:value="1" calcext:value-type="float">
            <text:p>1</text:p>
          </table:table-cell>
          <table:table-cell table:style-name="ce8" table:formula="of:=COUNTIF([.$B16:.$K16]; &quot;=&quot;&amp;[.S15])" office:value-type="float" office:value="1" calcext:value-type="float">
            <text:p>1</text:p>
          </table:table-cell>
          <table:table-cell table:style-name="ce8" table:formula="of:=COUNTIF([.$B16:.$K16]; &quot;=&quot;&amp;[.T15])" office:value-type="float" office:value="2" calcext:value-type="float">
            <text:p>2</text:p>
          </table:table-cell>
          <table:table-cell table:style-name="ce8" table:formula="of:=COUNTIF([.$B16:.$K16]; &quot;=&quot;&amp;[.U15])" office:value-type="float" office:value="1" calcext:value-type="float">
            <text:p>1</text:p>
          </table:table-cell>
          <table:table-cell table:style-name="ce8" table:formula="of:=COUNTIF([.$B16:.$K16]; &quot;=&quot;&amp;[.V15])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COUNTIF([.$B19:.$K19]; &quot;=&quot;&amp;[.M18])" office:value-type="float" office:value="0" calcext:value-type="float">
            <text:p>0</text:p>
          </table:table-cell>
          <table:table-cell table:style-name="ce8" table:formula="of:=COUNTIF([.$B19:.$K19]; &quot;=&quot;&amp;[.N18])" office:value-type="float" office:value="0" calcext:value-type="float">
            <text:p>0</text:p>
          </table:table-cell>
          <table:table-cell table:style-name="ce8" table:formula="of:=COUNTIF([.$B19:.$K19]; &quot;=&quot;&amp;[.O18])" office:value-type="float" office:value="1" calcext:value-type="float">
            <text:p>1</text:p>
          </table:table-cell>
          <table:table-cell table:style-name="ce8" table:formula="of:=COUNTIF([.$B19:.$K19]; &quot;=&quot;&amp;[.P18])" office:value-type="float" office:value="0" calcext:value-type="float">
            <text:p>0</text:p>
          </table:table-cell>
          <table:table-cell table:style-name="ce8" table:formula="of:=COUNTIF([.$B19:.$K19]; &quot;=&quot;&amp;[.Q18])" office:value-type="float" office:value="0" calcext:value-type="float">
            <text:p>0</text:p>
          </table:table-cell>
          <table:table-cell table:style-name="ce8" table:formula="of:=COUNTIF([.$B19:.$K19]; &quot;=&quot;&amp;[.R18])" office:value-type="float" office:value="1" calcext:value-type="float">
            <text:p>1</text:p>
          </table:table-cell>
          <table:table-cell table:style-name="ce8" table:formula="of:=COUNTIF([.$B19:.$K19]; &quot;=&quot;&amp;[.S18])" office:value-type="float" office:value="1" calcext:value-type="float">
            <text:p>1</text:p>
          </table:table-cell>
          <table:table-cell table:style-name="ce8" table:formula="of:=COUNTIF([.$B19:.$K19]; &quot;=&quot;&amp;[.T18])" office:value-type="float" office:value="1" calcext:value-type="float">
            <text:p>1</text:p>
          </table:table-cell>
          <table:table-cell table:style-name="ce8" table:formula="of:=COUNTIF([.$B19:.$K19]; &quot;=&quot;&amp;[.U18])" office:value-type="float" office:value="3" calcext:value-type="float">
            <text:p>3</text:p>
          </table:table-cell>
          <table:table-cell table:style-name="ce8" table:formula="of:=COUNTIF([.$B19:.$K19]; &quot;=&quot;&amp;[.V1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pher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3"/>
          <table:table-cell table:style-name="Default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COUNTIF([.$B24:.$K24]; &quot;=&quot;&amp;[.M23])" office:value-type="float" office:value="0" calcext:value-type="float">
            <text:p>0</text:p>
          </table:table-cell>
          <table:table-cell table:style-name="ce8" table:formula="of:=COUNTIF([.$B24:.$K24]; &quot;=&quot;&amp;[.N23])" office:value-type="float" office:value="1" calcext:value-type="float">
            <text:p>1</text:p>
          </table:table-cell>
          <table:table-cell table:style-name="ce8" table:formula="of:=COUNTIF([.$B24:.$K24]; &quot;=&quot;&amp;[.O23])" office:value-type="float" office:value="1" calcext:value-type="float">
            <text:p>1</text:p>
          </table:table-cell>
          <table:table-cell table:style-name="ce8" table:formula="of:=COUNTIF([.$B24:.$K24]; &quot;=&quot;&amp;[.P23])" office:value-type="float" office:value="0" calcext:value-type="float">
            <text:p>0</text:p>
          </table:table-cell>
          <table:table-cell table:style-name="ce8" table:formula="of:=COUNTIF([.$B24:.$K24]; &quot;=&quot;&amp;[.Q23])" office:value-type="float" office:value="1" calcext:value-type="float">
            <text:p>1</text:p>
          </table:table-cell>
          <table:table-cell table:style-name="ce8" table:formula="of:=COUNTIF([.$B24:.$K24]; &quot;=&quot;&amp;[.R23])" office:value-type="float" office:value="2" calcext:value-type="float">
            <text:p>2</text:p>
          </table:table-cell>
          <table:table-cell table:style-name="ce8" table:formula="of:=COUNTIF([.$B24:.$K24]; &quot;=&quot;&amp;[.S23])" office:value-type="float" office:value="1" calcext:value-type="float">
            <text:p>1</text:p>
          </table:table-cell>
          <table:table-cell table:style-name="ce8" table:formula="of:=COUNTIF([.$B24:.$K24]; &quot;=&quot;&amp;[.T23])" office:value-type="float" office:value="2" calcext:value-type="float">
            <text:p>2</text:p>
          </table:table-cell>
          <table:table-cell table:style-name="ce8" table:formula="of:=COUNTIF([.$B24:.$K24]; &quot;=&quot;&amp;[.U23])" office:value-type="float" office:value="1" calcext:value-type="float">
            <text:p>1</text:p>
          </table:table-cell>
          <table:table-cell table:style-name="ce8" table:formula="of:=COUNTIF([.$B24:.$K24]; &quot;=&quot;&amp;[.V23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 table:formula="of:=COUNTIF([.$B27:.$K27]; &quot;=&quot;&amp;[.M26])" office:value-type="float" office:value="0" calcext:value-type="float">
            <text:p>0</text:p>
          </table:table-cell>
          <table:table-cell table:style-name="ce8" table:formula="of:=COUNTIF([.$B27:.$K27]; &quot;=&quot;&amp;[.N26])" office:value-type="float" office:value="0" calcext:value-type="float">
            <text:p>0</text:p>
          </table:table-cell>
          <table:table-cell table:style-name="ce8" table:formula="of:=COUNTIF([.$B27:.$K27]; &quot;=&quot;&amp;[.O26])" office:value-type="float" office:value="0" calcext:value-type="float">
            <text:p>0</text:p>
          </table:table-cell>
          <table:table-cell table:style-name="ce8" table:formula="of:=COUNTIF([.$B27:.$K27]; &quot;=&quot;&amp;[.P26])" office:value-type="float" office:value="2" calcext:value-type="float">
            <text:p>2</text:p>
          </table:table-cell>
          <table:table-cell table:style-name="ce8" table:formula="of:=COUNTIF([.$B27:.$K27]; &quot;=&quot;&amp;[.Q26])" office:value-type="float" office:value="1" calcext:value-type="float">
            <text:p>1</text:p>
          </table:table-cell>
          <table:table-cell table:style-name="ce8" table:formula="of:=COUNTIF([.$B27:.$K27]; &quot;=&quot;&amp;[.R26])" office:value-type="float" office:value="2" calcext:value-type="float">
            <text:p>2</text:p>
          </table:table-cell>
          <table:table-cell table:style-name="ce8" table:formula="of:=COUNTIF([.$B27:.$K27]; &quot;=&quot;&amp;[.S26])" office:value-type="float" office:value="2" calcext:value-type="float">
            <text:p>2</text:p>
          </table:table-cell>
          <table:table-cell table:style-name="ce8" table:formula="of:=COUNTIF([.$B27:.$K27]; &quot;=&quot;&amp;[.T26])" office:value-type="float" office:value="2" calcext:value-type="float">
            <text:p>2</text:p>
          </table:table-cell>
          <table:table-cell table:style-name="ce8" table:formula="of:=COUNTIF([.$B27:.$K27]; &quot;=&quot;&amp;[.U26])" office:value-type="float" office:value="0" calcext:value-type="float">
            <text:p>0</text:p>
          </table:table-cell>
          <table:table-cell table:style-name="ce8" table:formula="of:=COUNTIF([.$B27:.$K27]; &quot;=&quot;&amp;[.V26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COUNTIF([.$B30:.$K30]; &quot;=&quot;&amp;[.M29])" office:value-type="float" office:value="0" calcext:value-type="float">
            <text:p>0</text:p>
          </table:table-cell>
          <table:table-cell table:style-name="ce8" table:formula="of:=COUNTIF([.$B30:.$K30]; &quot;=&quot;&amp;[.N29])" office:value-type="float" office:value="0" calcext:value-type="float">
            <text:p>0</text:p>
          </table:table-cell>
          <table:table-cell table:style-name="ce8" table:formula="of:=COUNTIF([.$B30:.$K30]; &quot;=&quot;&amp;[.O29])" office:value-type="float" office:value="0" calcext:value-type="float">
            <text:p>0</text:p>
          </table:table-cell>
          <table:table-cell table:style-name="ce8" table:formula="of:=COUNTIF([.$B30:.$K30]; &quot;=&quot;&amp;[.P29])" office:value-type="float" office:value="0" calcext:value-type="float">
            <text:p>0</text:p>
          </table:table-cell>
          <table:table-cell table:style-name="ce8" table:formula="of:=COUNTIF([.$B30:.$K30]; &quot;=&quot;&amp;[.Q29])" office:value-type="float" office:value="2" calcext:value-type="float">
            <text:p>2</text:p>
          </table:table-cell>
          <table:table-cell table:style-name="ce8" table:formula="of:=COUNTIF([.$B30:.$K30]; &quot;=&quot;&amp;[.R29])" office:value-type="float" office:value="1" calcext:value-type="float">
            <text:p>1</text:p>
          </table:table-cell>
          <table:table-cell table:style-name="ce8" table:formula="of:=COUNTIF([.$B30:.$K30]; &quot;=&quot;&amp;[.S29])" office:value-type="float" office:value="4" calcext:value-type="float">
            <text:p>4</text:p>
          </table:table-cell>
          <table:table-cell table:style-name="ce8" table:formula="of:=COUNTIF([.$B30:.$K30]; &quot;=&quot;&amp;[.T29])" office:value-type="float" office:value="1" calcext:value-type="float">
            <text:p>1</text:p>
          </table:table-cell>
          <table:table-cell table:style-name="ce8" table:formula="of:=COUNTIF([.$B30:.$K30]; &quot;=&quot;&amp;[.U29])" office:value-type="float" office:value="1" calcext:value-type="float">
            <text:p>1</text:p>
          </table:table-cell>
          <table:table-cell table:style-name="ce8" table:formula="of:=COUNTIF([.$B30:.$K30]; &quot;=&quot;&amp;[.V2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urfac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COUNTIF([.$B35:.$K35]; &quot;=&quot;&amp;[.M34])" office:value-type="float" office:value="0" calcext:value-type="float">
            <text:p>0</text:p>
          </table:table-cell>
          <table:table-cell table:style-name="ce8" table:formula="of:=COUNTIF([.$B35:.$K35]; &quot;=&quot;&amp;[.N34])" office:value-type="float" office:value="0" calcext:value-type="float">
            <text:p>0</text:p>
          </table:table-cell>
          <table:table-cell table:style-name="ce8" table:formula="of:=COUNTIF([.$B35:.$K35]; &quot;=&quot;&amp;[.O34])" office:value-type="float" office:value="0" calcext:value-type="float">
            <text:p>0</text:p>
          </table:table-cell>
          <table:table-cell table:style-name="ce8" table:formula="of:=COUNTIF([.$B35:.$K35]; &quot;=&quot;&amp;[.P34])" office:value-type="float" office:value="0" calcext:value-type="float">
            <text:p>0</text:p>
          </table:table-cell>
          <table:table-cell table:style-name="ce8" table:formula="of:=COUNTIF([.$B35:.$K35]; &quot;=&quot;&amp;[.Q34])" office:value-type="float" office:value="2" calcext:value-type="float">
            <text:p>2</text:p>
          </table:table-cell>
          <table:table-cell table:style-name="ce8" table:formula="of:=COUNTIF([.$B35:.$K35]; &quot;=&quot;&amp;[.R34])" office:value-type="float" office:value="1" calcext:value-type="float">
            <text:p>1</text:p>
          </table:table-cell>
          <table:table-cell table:style-name="ce8" table:formula="of:=COUNTIF([.$B35:.$K35]; &quot;=&quot;&amp;[.S34])" office:value-type="float" office:value="1" calcext:value-type="float">
            <text:p>1</text:p>
          </table:table-cell>
          <table:table-cell table:style-name="ce8" table:formula="of:=COUNTIF([.$B35:.$K35]; &quot;=&quot;&amp;[.T34])" office:value-type="float" office:value="3" calcext:value-type="float">
            <text:p>3</text:p>
          </table:table-cell>
          <table:table-cell table:style-name="ce8" table:formula="of:=COUNTIF([.$B35:.$K35]; &quot;=&quot;&amp;[.U34])" office:value-type="float" office:value="2" calcext:value-type="float">
            <text:p>2</text:p>
          </table:table-cell>
          <table:table-cell table:style-name="ce8" table:formula="of:=COUNTIF([.$B35:.$K35]; &quot;=&quot;&amp;[.V34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 table:formula="of:=COUNTIF([.$B38:.$K38]; &quot;=&quot;&amp;[.M37])" office:value-type="float" office:value="0" calcext:value-type="float">
            <text:p>0</text:p>
          </table:table-cell>
          <table:table-cell table:style-name="ce8" table:formula="of:=COUNTIF([.$B38:.$K38]; &quot;=&quot;&amp;[.N37])" office:value-type="float" office:value="0" calcext:value-type="float">
            <text:p>0</text:p>
          </table:table-cell>
          <table:table-cell table:style-name="ce8" table:formula="of:=COUNTIF([.$B38:.$K38]; &quot;=&quot;&amp;[.O37])" office:value-type="float" office:value="0" calcext:value-type="float">
            <text:p>0</text:p>
          </table:table-cell>
          <table:table-cell table:style-name="ce8" table:formula="of:=COUNTIF([.$B38:.$K38]; &quot;=&quot;&amp;[.P37])" office:value-type="float" office:value="0" calcext:value-type="float">
            <text:p>0</text:p>
          </table:table-cell>
          <table:table-cell table:style-name="ce8" table:formula="of:=COUNTIF([.$B38:.$K38]; &quot;=&quot;&amp;[.Q37])" office:value-type="float" office:value="1" calcext:value-type="float">
            <text:p>1</text:p>
          </table:table-cell>
          <table:table-cell table:style-name="ce8" table:formula="of:=COUNTIF([.$B38:.$K38]; &quot;=&quot;&amp;[.R37])" office:value-type="float" office:value="2" calcext:value-type="float">
            <text:p>2</text:p>
          </table:table-cell>
          <table:table-cell table:style-name="ce8" table:formula="of:=COUNTIF([.$B38:.$K38]; &quot;=&quot;&amp;[.S37])" office:value-type="float" office:value="2" calcext:value-type="float">
            <text:p>2</text:p>
          </table:table-cell>
          <table:table-cell table:style-name="ce8" table:formula="of:=COUNTIF([.$B38:.$K38]; &quot;=&quot;&amp;[.T37])" office:value-type="float" office:value="2" calcext:value-type="float">
            <text:p>2</text:p>
          </table:table-cell>
          <table:table-cell table:style-name="ce8" table:formula="of:=COUNTIF([.$B38:.$K38]; &quot;=&quot;&amp;[.U37])" office:value-type="float" office:value="1" calcext:value-type="float">
            <text:p>1</text:p>
          </table:table-cell>
          <table:table-cell table:style-name="ce8" table:formula="of:=COUNTIF([.$B38:.$K38]; &quot;=&quot;&amp;[.V3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COUNTIF([.$B41:.$K41]; &quot;=&quot;&amp;[.M40])" office:value-type="float" office:value="0" calcext:value-type="float">
            <text:p>0</text:p>
          </table:table-cell>
          <table:table-cell table:style-name="ce8" table:formula="of:=COUNTIF([.$B41:.$K41]; &quot;=&quot;&amp;[.N40])" office:value-type="float" office:value="0" calcext:value-type="float">
            <text:p>0</text:p>
          </table:table-cell>
          <table:table-cell table:style-name="ce8" table:formula="of:=COUNTIF([.$B41:.$K41]; &quot;=&quot;&amp;[.O40])" office:value-type="float" office:value="0" calcext:value-type="float">
            <text:p>0</text:p>
          </table:table-cell>
          <table:table-cell table:style-name="ce8" table:formula="of:=COUNTIF([.$B41:.$K41]; &quot;=&quot;&amp;[.P40])" office:value-type="float" office:value="0" calcext:value-type="float">
            <text:p>0</text:p>
          </table:table-cell>
          <table:table-cell table:style-name="ce8" table:formula="of:=COUNTIF([.$B41:.$K41]; &quot;=&quot;&amp;[.Q40])" office:value-type="float" office:value="2" calcext:value-type="float">
            <text:p>2</text:p>
          </table:table-cell>
          <table:table-cell table:style-name="ce8" table:formula="of:=COUNTIF([.$B41:.$K41]; &quot;=&quot;&amp;[.R40])" office:value-type="float" office:value="0" calcext:value-type="float">
            <text:p>0</text:p>
          </table:table-cell>
          <table:table-cell table:style-name="ce8" table:formula="of:=COUNTIF([.$B41:.$K41]; &quot;=&quot;&amp;[.S40])" office:value-type="float" office:value="4" calcext:value-type="float">
            <text:p>4</text:p>
          </table:table-cell>
          <table:table-cell table:style-name="ce8" table:formula="of:=COUNTIF([.$B41:.$K41]; &quot;=&quot;&amp;[.T40])" office:value-type="float" office:value="1" calcext:value-type="float">
            <text:p>1</text:p>
          </table:table-cell>
          <table:table-cell table:style-name="ce8" table:formula="of:=COUNTIF([.$B41:.$K41]; &quot;=&quot;&amp;[.U40])" office:value-type="float" office:value="2" calcext:value-type="float">
            <text:p>2</text:p>
          </table:table-cell>
          <table:table-cell table:style-name="ce8" table:formula="of:=COUNTIF([.$B41:.$K41]; &quot;=&quot;&amp;[.V40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Next Scan Plan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8" table:formula="of:=COUNTIF([.$B46:.$K46]; &quot;=&quot;&amp;[.M45])" office:value-type="float" office:value="0" calcext:value-type="float">
            <text:p>0</text:p>
          </table:table-cell>
          <table:table-cell table:style-name="ce8" table:formula="of:=COUNTIF([.$B46:.$K46]; &quot;=&quot;&amp;[.N45])" office:value-type="float" office:value="0" calcext:value-type="float">
            <text:p>0</text:p>
          </table:table-cell>
          <table:table-cell table:style-name="ce8" table:formula="of:=COUNTIF([.$B46:.$K46]; &quot;=&quot;&amp;[.O45])" office:value-type="float" office:value="0" calcext:value-type="float">
            <text:p>0</text:p>
          </table:table-cell>
          <table:table-cell table:style-name="ce8" table:formula="of:=COUNTIF([.$B46:.$K46]; &quot;=&quot;&amp;[.P45])" office:value-type="float" office:value="0" calcext:value-type="float">
            <text:p>0</text:p>
          </table:table-cell>
          <table:table-cell table:style-name="ce8" table:formula="of:=COUNTIF([.$B46:.$K46]; &quot;=&quot;&amp;[.Q45])" office:value-type="float" office:value="1" calcext:value-type="float">
            <text:p>1</text:p>
          </table:table-cell>
          <table:table-cell table:style-name="ce8" table:formula="of:=COUNTIF([.$B46:.$K46]; &quot;=&quot;&amp;[.R45])" office:value-type="float" office:value="0" calcext:value-type="float">
            <text:p>0</text:p>
          </table:table-cell>
          <table:table-cell table:style-name="ce8" table:formula="of:=COUNTIF([.$B46:.$K46]; &quot;=&quot;&amp;[.S45])" office:value-type="float" office:value="0" calcext:value-type="float">
            <text:p>0</text:p>
          </table:table-cell>
          <table:table-cell table:style-name="ce8" table:formula="of:=COUNTIF([.$B46:.$K46]; &quot;=&quot;&amp;[.T45])" office:value-type="float" office:value="3" calcext:value-type="float">
            <text:p>3</text:p>
          </table:table-cell>
          <table:table-cell table:style-name="ce8" table:formula="of:=COUNTIF([.$B46:.$K46]; &quot;=&quot;&amp;[.U45])" office:value-type="float" office:value="3" calcext:value-type="float">
            <text:p>3</text:p>
          </table:table-cell>
          <table:table-cell table:style-name="ce8" table:formula="of:=COUNTIF([.$B46:.$K46]; &quot;=&quot;&amp;[.V45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illustrate the next best scan plane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COUNTIF([.$B49:.$K49]; &quot;=&quot;&amp;[.M48])" office:value-type="float" office:value="0" calcext:value-type="float">
            <text:p>0</text:p>
          </table:table-cell>
          <table:table-cell table:style-name="ce8" table:formula="of:=COUNTIF([.$B49:.$K49]; &quot;=&quot;&amp;[.N48])" office:value-type="float" office:value="0" calcext:value-type="float">
            <text:p>0</text:p>
          </table:table-cell>
          <table:table-cell table:style-name="ce8" table:formula="of:=COUNTIF([.$B49:.$K49]; &quot;=&quot;&amp;[.O48])" office:value-type="float" office:value="0" calcext:value-type="float">
            <text:p>0</text:p>
          </table:table-cell>
          <table:table-cell table:style-name="ce8" table:formula="of:=COUNTIF([.$B49:.$K49]; &quot;=&quot;&amp;[.P48])" office:value-type="float" office:value="1" calcext:value-type="float">
            <text:p>1</text:p>
          </table:table-cell>
          <table:table-cell table:style-name="ce8" table:formula="of:=COUNTIF([.$B49:.$K49]; &quot;=&quot;&amp;[.Q48])" office:value-type="float" office:value="0" calcext:value-type="float">
            <text:p>0</text:p>
          </table:table-cell>
          <table:table-cell table:style-name="ce8" table:formula="of:=COUNTIF([.$B49:.$K49]; &quot;=&quot;&amp;[.R48])" office:value-type="float" office:value="0" calcext:value-type="float">
            <text:p>0</text:p>
          </table:table-cell>
          <table:table-cell table:style-name="ce8" table:formula="of:=COUNTIF([.$B49:.$K49]; &quot;=&quot;&amp;[.S48])" office:value-type="float" office:value="1" calcext:value-type="float">
            <text:p>1</text:p>
          </table:table-cell>
          <table:table-cell table:style-name="ce8" table:formula="of:=COUNTIF([.$B49:.$K49]; &quot;=&quot;&amp;[.T48])" office:value-type="float" office:value="3" calcext:value-type="float">
            <text:p>3</text:p>
          </table:table-cell>
          <table:table-cell table:style-name="ce8" table:formula="of:=COUNTIF([.$B49:.$K49]; &quot;=&quot;&amp;[.U48])" office:value-type="float" office:value="3" calcext:value-type="float">
            <text:p>3</text:p>
          </table:table-cell>
          <table:table-cell table:style-name="ce8" table:formula="of:=COUNTIF([.$B49:.$K49]; &quot;=&quot;&amp;[.V4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COUNTIF([.$B52:.$K52]; &quot;=&quot;&amp;[.M51])" office:value-type="float" office:value="0" calcext:value-type="float">
            <text:p>0</text:p>
          </table:table-cell>
          <table:table-cell table:style-name="ce8" table:formula="of:=COUNTIF([.$B52:.$K52]; &quot;=&quot;&amp;[.N51])" office:value-type="float" office:value="0" calcext:value-type="float">
            <text:p>0</text:p>
          </table:table-cell>
          <table:table-cell table:style-name="ce8" table:formula="of:=COUNTIF([.$B52:.$K52]; &quot;=&quot;&amp;[.O51])" office:value-type="float" office:value="0" calcext:value-type="float">
            <text:p>0</text:p>
          </table:table-cell>
          <table:table-cell table:style-name="ce8" table:formula="of:=COUNTIF([.$B52:.$K52]; &quot;=&quot;&amp;[.P51])" office:value-type="float" office:value="0" calcext:value-type="float">
            <text:p>0</text:p>
          </table:table-cell>
          <table:table-cell table:style-name="ce8" table:formula="of:=COUNTIF([.$B52:.$K52]; &quot;=&quot;&amp;[.Q51])" office:value-type="float" office:value="1" calcext:value-type="float">
            <text:p>1</text:p>
          </table:table-cell>
          <table:table-cell table:style-name="ce8" table:formula="of:=COUNTIF([.$B52:.$K52]; &quot;=&quot;&amp;[.R51])" office:value-type="float" office:value="1" calcext:value-type="float">
            <text:p>1</text:p>
          </table:table-cell>
          <table:table-cell table:style-name="ce8" table:formula="of:=COUNTIF([.$B52:.$K52]; &quot;=&quot;&amp;[.S51])" office:value-type="float" office:value="3" calcext:value-type="float">
            <text:p>3</text:p>
          </table:table-cell>
          <table:table-cell table:style-name="ce8" table:formula="of:=COUNTIF([.$B52:.$K52]; &quot;=&quot;&amp;[.T51])" office:value-type="float" office:value="2" calcext:value-type="float">
            <text:p>2</text:p>
          </table:table-cell>
          <table:table-cell table:style-name="ce8" table:formula="of:=COUNTIF([.$B52:.$K52]; &quot;=&quot;&amp;[.U51])" office:value-type="float" office:value="2" calcext:value-type="float">
            <text:p>2</text:p>
          </table:table-cell>
          <table:table-cell table:style-name="ce8" table:formula="of:=COUNTIF([.$B52:.$K52]; &quot;=&quot;&amp;[.V51]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Scan Simula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useful is this feature for you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 table:formula="of:=COUNTIF([.$B58:.$K58]; &quot;=&quot;&amp;[.M57])" office:value-type="float" office:value="0" calcext:value-type="float">
            <text:p>0</text:p>
          </table:table-cell>
          <table:table-cell table:style-name="ce8" table:formula="of:=COUNTIF([.$B58:.$K58]; &quot;=&quot;&amp;[.N57])" office:value-type="float" office:value="1" calcext:value-type="float">
            <text:p>1</text:p>
          </table:table-cell>
          <table:table-cell table:style-name="ce8" table:formula="of:=COUNTIF([.$B58:.$K58]; &quot;=&quot;&amp;[.O57])" office:value-type="float" office:value="0" calcext:value-type="float">
            <text:p>0</text:p>
          </table:table-cell>
          <table:table-cell table:style-name="ce8" table:formula="of:=COUNTIF([.$B58:.$K58]; &quot;=&quot;&amp;[.P57])" office:value-type="float" office:value="0" calcext:value-type="float">
            <text:p>0</text:p>
          </table:table-cell>
          <table:table-cell table:style-name="ce8" table:formula="of:=COUNTIF([.$B58:.$K58]; &quot;=&quot;&amp;[.Q57])" office:value-type="float" office:value="2" calcext:value-type="float">
            <text:p>2</text:p>
          </table:table-cell>
          <table:table-cell table:style-name="ce8" table:formula="of:=COUNTIF([.$B58:.$K58]; &quot;=&quot;&amp;[.R57])" office:value-type="float" office:value="0" calcext:value-type="float">
            <text:p>0</text:p>
          </table:table-cell>
          <table:table-cell table:style-name="ce8" table:formula="of:=COUNTIF([.$B58:.$K58]; &quot;=&quot;&amp;[.S57])" office:value-type="float" office:value="0" calcext:value-type="float">
            <text:p>0</text:p>
          </table:table-cell>
          <table:table-cell table:style-name="ce8" table:formula="of:=COUNTIF([.$B58:.$K58]; &quot;=&quot;&amp;[.T57])" office:value-type="float" office:value="3" calcext:value-type="float">
            <text:p>3</text:p>
          </table:table-cell>
          <table:table-cell table:style-name="ce8" table:formula="of:=COUNTIF([.$B58:.$K58]; &quot;=&quot;&amp;[.U57])" office:value-type="float" office:value="3" calcext:value-type="float">
            <text:p>3</text:p>
          </table:table-cell>
          <table:table-cell table:style-name="ce8" table:formula="of:=COUNTIF([.$B58:.$K58]; &quot;=&quot;&amp;[.V57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es it include all of the parameters that you would expect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" table:formula="of:=COUNTIF([.$B61:.$K61]; &quot;=&quot;&amp;[.M60])" office:value-type="float" office:value="2" calcext:value-type="float">
            <text:p>2</text:p>
          </table:table-cell>
          <table:table-cell table:style-name="ce8" table:formula="of:=COUNTIF([.$B61:.$K61]; &quot;=&quot;&amp;[.N60])" office:value-type="float" office:value="7" calcext:value-type="float">
            <text:p>7</text:p>
          </table:table-cell>
          <table:table-cell table:style-name="ce8"/>
          <table:table-cell table:style-name="ce8" table:formula="of:=[.N61]" office:value-type="float" office:value="7" calcext:value-type="float">
            <text:p>7</text:p>
          </table:table-cell>
          <table:table-cell table:style-name="ce8" table:formula="of:=[.M61]" office:value-type="float" office:value="2" calcext:value-type="float">
            <text:p>2</text:p>
          </table:table-cell>
          <table:table-cell table:style-name="Default"/>
          <table:table-cell table:style-name="ce8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the simulation realistic enough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8" table:formula="of:=COUNTIF([.$B64:.$K64]; &quot;=&quot;&amp;[.M63])" office:value-type="float" office:value="7" calcext:value-type="float">
            <text:p>7</text:p>
          </table:table-cell>
          <table:table-cell table:style-name="ce8" table:formula="of:=COUNTIF([.$B64:.$K64]; &quot;=&quot;&amp;[.N63])" office:value-type="float" office:value="2" calcext:value-type="float">
            <text:p>2</text:p>
          </table:table-cell>
          <table:table-cell table:style-name="ce8"/>
          <table:table-cell table:style-name="ce8" table:formula="of:=[.N64]" office:value-type="float" office:value="2" calcext:value-type="float">
            <text:p>2</text:p>
          </table:table-cell>
          <table:table-cell table:style-name="ce8" table:formula="of:=[.M64]" office:value-type="float" office:value="7" calcext:value-type="float">
            <text:p>7</text:p>
          </table:table-cell>
          <table:table-cell table:style-name="Default"/>
          <table:table-cell table:style-name="ce8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Reconstruc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important is it for you to manually guide the reconstruction process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8" table:formula="of:=COUNTIF([.$B69:.$K69]; &quot;=&quot;&amp;[.M68])" office:value-type="float" office:value="1" calcext:value-type="float">
            <text:p>1</text:p>
          </table:table-cell>
          <table:table-cell table:style-name="ce8" table:formula="of:=COUNTIF([.$B69:.$K69]; &quot;=&quot;&amp;[.N68])" office:value-type="float" office:value="0" calcext:value-type="float">
            <text:p>0</text:p>
          </table:table-cell>
          <table:table-cell table:style-name="ce8" table:formula="of:=COUNTIF([.$B69:.$K69]; &quot;=&quot;&amp;[.O68])" office:value-type="float" office:value="0" calcext:value-type="float">
            <text:p>0</text:p>
          </table:table-cell>
          <table:table-cell table:style-name="ce8" table:formula="of:=COUNTIF([.$B69:.$K69]; &quot;=&quot;&amp;[.P68])" office:value-type="float" office:value="0" calcext:value-type="float">
            <text:p>0</text:p>
          </table:table-cell>
          <table:table-cell table:style-name="ce8" table:formula="of:=COUNTIF([.$B69:.$K69]; &quot;=&quot;&amp;[.Q68])" office:value-type="float" office:value="0" calcext:value-type="float">
            <text:p>0</text:p>
          </table:table-cell>
          <table:table-cell table:style-name="ce8" table:formula="of:=COUNTIF([.$B69:.$K69]; &quot;=&quot;&amp;[.R68])" office:value-type="float" office:value="1" calcext:value-type="float">
            <text:p>1</text:p>
          </table:table-cell>
          <table:table-cell table:style-name="ce8" table:formula="of:=COUNTIF([.$B69:.$K69]; &quot;=&quot;&amp;[.S68])" office:value-type="float" office:value="0" calcext:value-type="float">
            <text:p>0</text:p>
          </table:table-cell>
          <table:table-cell table:style-name="ce8" table:formula="of:=COUNTIF([.$B69:.$K69]; &quot;=&quot;&amp;[.T68])" office:value-type="float" office:value="3" calcext:value-type="float">
            <text:p>3</text:p>
          </table:table-cell>
          <table:table-cell table:style-name="ce8" table:formula="of:=COUNTIF([.$B69:.$K69]; &quot;=&quot;&amp;[.U68])" office:value-type="float" office:value="2" calcext:value-type="float">
            <text:p>2</text:p>
          </table:table-cell>
          <table:table-cell table:style-name="ce8" table:formula="of:=COUNTIF([.$B69:.$K69]; &quot;=&quot;&amp;[.V6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ikely are you to manually label stack sets to improve the reconstruct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8" table:formula="of:=COUNTIF([.$B72:.$K72]; &quot;=&quot;&amp;[.M71])" office:value-type="float" office:value="0" calcext:value-type="float">
            <text:p>0</text:p>
          </table:table-cell>
          <table:table-cell table:style-name="ce8" table:formula="of:=COUNTIF([.$B72:.$K72]; &quot;=&quot;&amp;[.N71])" office:value-type="float" office:value="0" calcext:value-type="float">
            <text:p>0</text:p>
          </table:table-cell>
          <table:table-cell table:style-name="ce8" table:formula="of:=COUNTIF([.$B72:.$K72]; &quot;=&quot;&amp;[.O71])" office:value-type="float" office:value="1" calcext:value-type="float">
            <text:p>1</text:p>
          </table:table-cell>
          <table:table-cell table:style-name="ce8" table:formula="of:=COUNTIF([.$B72:.$K72]; &quot;=&quot;&amp;[.P71])" office:value-type="float" office:value="1" calcext:value-type="float">
            <text:p>1</text:p>
          </table:table-cell>
          <table:table-cell table:style-name="ce8" table:formula="of:=COUNTIF([.$B72:.$K72]; &quot;=&quot;&amp;[.Q71])" office:value-type="float" office:value="1" calcext:value-type="float">
            <text:p>1</text:p>
          </table:table-cell>
          <table:table-cell table:style-name="ce8" table:formula="of:=COUNTIF([.$B72:.$K72]; &quot;=&quot;&amp;[.R71])" office:value-type="float" office:value="0" calcext:value-type="float">
            <text:p>0</text:p>
          </table:table-cell>
          <table:table-cell table:style-name="ce8" table:formula="of:=COUNTIF([.$B72:.$K72]; &quot;=&quot;&amp;[.S71])" office:value-type="float" office:value="2" calcext:value-type="float">
            <text:p>2</text:p>
          </table:table-cell>
          <table:table-cell table:style-name="ce8" table:formula="of:=COUNTIF([.$B72:.$K72]; &quot;=&quot;&amp;[.T71])" office:value-type="float" office:value="2" calcext:value-type="float">
            <text:p>2</text:p>
          </table:table-cell>
          <table:table-cell table:style-name="ce8" table:formula="of:=COUNTIF([.$B72:.$K72]; &quot;=&quot;&amp;[.U71])" office:value-type="float" office:value="1" calcext:value-type="float">
            <text:p>1</text:p>
          </table:table-cell>
          <table:table-cell table:style-name="ce8" table:formula="of:=COUNTIF([.$B72:.$K72]; &quot;=&quot;&amp;[.V7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ong would you be willing to spend labelling landmarks for a reconstruction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 table:formula="of:=COUNTIF([.$B75:.$K75]; &quot;=&quot;&amp;[.M74])" office:value-type="float" office:value="2" calcext:value-type="float">
            <text:p>2</text:p>
          </table:table-cell>
          <table:table-cell table:style-name="ce8" table:formula="of:=COUNTIF([.$B75:.$K75]; &quot;=&quot;&amp;[.N74])" office:value-type="float" office:value="3" calcext:value-type="float">
            <text:p>3</text:p>
          </table:table-cell>
          <table:table-cell table:style-name="ce8" table:formula="of:=COUNTIF([.$B75:.$K75]; &quot;=&quot;&amp;[.O74])" office:value-type="float" office:value="3" calcext:value-type="float">
            <text:p>3</text:p>
          </table:table-cell>
          <table:table-cell table:style-name="ce8" table:formula="of:=COUNTIF([.$B75:.$K75]; &quot;=&quot;&amp;[.P74])" office:value-type="float" office:value="1" calcext:value-type="float">
            <text:p>1</text:p>
          </table:table-cell>
          <table:table-cell table:style-name="ce8" table:formula="of:=COUNTIF([.$B75:.$K75]; &quot;=&quot;&amp;[.Q74])" office:value-type="float" office:value="0" calcext:value-type="float">
            <text:p>0</text:p>
          </table:table-cell>
          <table:table-cell table:style-name="ce8" table:formula="of:=COUNTIF([.$B75:.$K75]; &quot;=&quot;&amp;[.R74])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Miscellaneou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dmark Time 1</text:p>
          </table:table-cell>
          <table:table-cell table:number-columns-repeated="10"/>
          <table:table-cell table:style-name="ce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7" table:formula="of:=TIME(0; 3; 22)" office:value-type="time" office:time-value="PT00H03M22S" calcext:value-type="time">
            <text:p>00:03:22</text:p>
          </table:table-cell>
          <table:table-cell table:style-name="ce7" table:formula="of:=TIME(0; 3; 32)" office:value-type="time" office:time-value="PT00H03M32S" calcext:value-type="time">
            <text:p>00:03:32</text:p>
          </table:table-cell>
          <table:table-cell/>
          <table:table-cell table:style-name="ce7" table:formula="of:=TIME(0; 1; 34)" office:value-type="time" office:time-value="PT00H01M34S" calcext:value-type="time">
            <text:p>00:01:34</text:p>
          </table:table-cell>
          <table:table-cell table:style-name="ce7" table:formula="of:=TIME(0; 3; 19)" office:value-type="time" office:time-value="PT00H03M19S" calcext:value-type="time">
            <text:p>00:03:19</text:p>
          </table:table-cell>
          <table:table-cell table:style-name="ce7" table:formula="of:=TIME(0; 1; 20)" office:value-type="time" office:time-value="PT00H01M20S" calcext:value-type="time">
            <text:p>00:01:20</text:p>
          </table:table-cell>
          <table:table-cell table:number-columns-repeated="3"/>
          <table:table-cell table:style-name="ce10" table:formula="of:=AVERAGE([.B81:.K81])" office:value-type="time" office:time-value="PT00H02M37.4S" calcext:value-type="time" table:number-columns-spanned="2" table:number-rows-spanned="1">
            <text:p>00:02:37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ndmark Time 2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style-name="ce7" table:formula="of:=TIME(0; 1; 52)" office:value-type="time" office:time-value="PT00H01M52S" calcext:value-type="time">
            <text:p>00:01:52</text:p>
          </table:table-cell>
          <table:table-cell table:style-name="ce7" table:formula="of:=TIME(0; 2; 10)" office:value-type="time" office:time-value="PT00H02M10S" calcext:value-type="time">
            <text:p>00:02:10</text:p>
          </table:table-cell>
          <table:table-cell table:number-columns-repeated="7"/>
          <table:table-cell table:style-name="ce10" table:formula="of:=AVERAGE([.B83:.K83])" office:value-type="time" office:time-value="PT00H02M01S" calcext:value-type="time" table:number-columns-spanned="2" table:number-rows-spanned="1">
            <text:p>00:02:01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vourite Visualiz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 table:number-columns-repeated="2" office:value-type="string" calcext:value-type="string">
            <text:p>Thresholding</text:p>
          </table:table-cell>
          <table:table-cell office:value-type="string" calcext:value-type="string">
            <text:p>Surface</text:p>
          </table:table-cell>
          <table:table-cell table:number-columns-repeated="5" office:value-type="string" calcext:value-type="string">
            <text:p>Thresholding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User #1</text:p>
          </table:table-cell>
          <table:table-cell table:style-name="ce5" office:value-type="string" calcext:value-type="string">
            <text:p>User #2</text:p>
          </table:table-cell>
          <table:table-cell table:style-name="ce5" office:value-type="string" calcext:value-type="string">
            <text:p>User #3</text:p>
          </table:table-cell>
          <table:table-cell table:style-name="ce5" office:value-type="string" calcext:value-type="string">
            <text:p>User #4</text:p>
          </table:table-cell>
          <table:table-cell table:style-name="ce5" office:value-type="string" calcext:value-type="string">
            <text:p>User #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ttempt 1</text:p>
          </table:table-cell>
          <table:table-cell table:style-name="ce6" table:formula="of:=[.D81]" office:value-type="time" office:time-value="PT00H03M22S" calcext:value-type="time">
            <text:p>00:03:22</text:p>
          </table:table-cell>
          <table:table-cell table:style-name="ce6" table:formula="of:=[.E81]" office:value-type="time" office:time-value="PT00H03M32S" calcext:value-type="time">
            <text:p>00:03:32</text:p>
          </table:table-cell>
          <table:table-cell table:style-name="ce6" table:formula="of:=[.G81]" office:value-type="time" office:time-value="PT00H01M34S" calcext:value-type="time">
            <text:p>00:01:34</text:p>
          </table:table-cell>
          <table:table-cell table:style-name="ce6" table:formula="of:=[.H81]" office:value-type="time" office:time-value="PT00H03M19S" calcext:value-type="time">
            <text:p>00:03:19</text:p>
          </table:table-cell>
          <table:table-cell table:style-name="ce6" table:formula="of:=[.I81]" office:value-type="time" office:time-value="PT00H01M20S" calcext:value-type="time">
            <text:p>00:01:2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ttempt 2</text:p>
          </table:table-cell>
          <table:table-cell table:style-name="ce6" table:formula="of:=[.D83]" office:value-type="time" office:time-value="PT00H01M52S" calcext:value-type="time">
            <text:p>00:01:52</text:p>
          </table:table-cell>
          <table:table-cell table:style-name="ce6" table:formula="of:=[.E83]" office:value-type="time" office:time-value="PT00H02M10S" calcext:value-type="time">
            <text:p>00:02:10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9:00:50.543734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3:26:36.275644048</meta:creation-date>
    <dc:date>2015-06-10T19:12:31.428825851</dc:date>
    <meta:editing-duration>PT3H3M21S</meta:editing-duration>
    <meta:editing-cycles>8</meta:editing-cycles>
    <meta:generator>LibreOffice/4.2.8.2$Linux_X86_64 LibreOffice_project/420m0$Build-2</meta:generator>
    <dc:creator>Sam </dc:creator>
    <meta:document-statistic meta:table-count="1" meta:cell-count="56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126cm" svg:y="0.22cm" chart:style-name="ch2">
          <text:p>Thresholding</text:p>
        </chart:title>
        <chart:subtitle svg:x="2.41cm" svg:y="1.002cm" chart:style-name="ch3">
          <text:p>How easy was it to understand what the visualization was showing?</text:p>
        </chart:subtitle>
        <chart:plot-area chart:style-name="ch4" table:cell-range-address="Sheet1.M12:Sheet1.V13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12:Sheet1.V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3:Sheet1.V1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2:Sheet1.V1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3:Sheet1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726cm" svg:y="0.224cm" chart:style-name="ch2">
          <text:p>Next Scan Plane</text:p>
        </chart:title>
        <chart:subtitle svg:x="2.414cm" svg:y="1.006cm" chart:style-name="ch3">
          <text:p>How easy was it to understand what the visualization was showing?</text:p>
        </chart:subtitle>
        <chart:plot-area chart:style-name="ch4" table:cell-range-address="Sheet1.M45:Sheet1.V46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45:Sheet1.V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6:Sheet1.V4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5:Sheet1.V4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6:Sheet1.V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708cm" svg:y="0.226cm" chart:style-name="ch2">
          <text:p>Next Scan Plane</text:p>
        </chart:title>
        <chart:subtitle svg:x="2.312cm" svg:y="1.007cm" chart:style-name="ch3">
          <text:p>How clearly did the visualization illustrate the next best scan plane?</text:p>
        </chart:subtitle>
        <chart:plot-area chart:style-name="ch4" table:cell-range-address="Sheet1.M48:Sheet1.V49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48:Sheet1.V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9:Sheet1.V4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8:Sheet1.V4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9:Sheet1.V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6.73cm" svg:y="0.228cm" chart:style-name="ch2">
          <text:p>Next Scan Plan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51:Sheet1.V52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51:Sheet1.V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52:Sheet1.V5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51:Sheet1.V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52:Sheet1.V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726cm" svg:y="0.226cm" chart:style-name="ch2">
          <text:p>Scan Simulation</text:p>
        </chart:title>
        <chart:subtitle svg:x="5.716cm" svg:y="1.007cm" chart:style-name="ch3">
          <text:p>How useful is this feature for you?</text:p>
        </chart:subtitle>
        <chart:plot-area chart:style-name="ch4" table:cell-range-address="Sheet1.M45:Sheet1.V46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45:Sheet1.V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6:Sheet1.V4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5:Sheet1.V4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6:Sheet1.V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8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9cm" svg:height="9.032cm" xlink:href=".." xlink:type="simple" chart:class="chart:bar" chart:style-name="ch1">
        <chart:title svg:x="4.395cm" svg:y="0.228cm" chart:style-name="ch2">
          <text:p>Scan Simulation</text:p>
        </chart:title>
        <chart:subtitle svg:x="0.817cm" svg:y="1.01cm" chart:style-name="ch3">
          <text:p>Does it include all of the parameters that you would expect?</text:p>
        </chart:subtitle>
        <chart:plot-area chart:style-name="ch4" table:cell-range-address="Sheet1.P60:Sheet1.Q61" chart:data-source-has-labels="row" svg:x="0.144cm" svg:y="1.524cm" svg:width="13.022cm" svg:height="7.346cm">
          <chartooo:coordinate-region svg:x="0.633cm" svg:y="1.736cm" svg:width="12.533cm" svg:height="6.461cm"/>
          <chart:axis chart:dimension="x" chart:name="primary-x" chart:style-name="ch5" chartooo:axis-type="text">
            <chart:categories table:cell-range-address="Sheet1.P60:Sheet1.Q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1:Sheet1.Q6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Sheet1.P60:Sheet1.Q60</svg:desc>
                </draw:g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1.P61:Sheet1.Q61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8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9cm" svg:height="9.032cm" xlink:href=".." xlink:type="simple" chart:class="chart:bar" chart:style-name="ch1">
        <chart:title svg:x="4.395cm" svg:y="0.23cm" chart:style-name="ch2">
          <text:p>Scan Simulation</text:p>
        </chart:title>
        <chart:subtitle svg:x="3.318cm" svg:y="1.012cm" chart:style-name="ch3">
          <text:p>Is the simulation realistic enough?</text:p>
        </chart:subtitle>
        <chart:plot-area chart:style-name="ch4" table:cell-range-address="Sheet1.P63:Sheet1.Q64" chart:data-source-has-labels="row" svg:x="0.144cm" svg:y="1.524cm" svg:width="13.022cm" svg:height="7.346cm">
          <chartooo:coordinate-region svg:x="0.633cm" svg:y="1.736cm" svg:width="12.533cm" svg:height="6.461cm"/>
          <chart:axis chart:dimension="x" chart:name="primary-x" chart:style-name="ch5" chartooo:axis-type="text">
            <chart:categories table:cell-range-address="Sheet1.P63:Sheet1.Q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4:Sheet1.Q6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Sheet1.P63:Sheet1.Q63</svg:desc>
                </draw:g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P64:Sheet1.Q64</svg:desc>
                </draw:g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928cm" svg:y="0.226cm" chart:style-name="ch2">
          <text:p>Reconstruction</text:p>
        </chart:title>
        <chart:subtitle svg:x="1.914cm" svg:y="1.007cm" chart:style-name="ch3">
          <text:p>How important is it for you to manually guide the reconstruction process?</text:p>
        </chart:subtitle>
        <chart:plot-area chart:style-name="ch4" table:cell-range-address="Sheet1.M68:Sheet1.V69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68:Sheet1.V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69:Sheet1.V6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68:Sheet1.V6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M69:Sheet1.V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909cm" svg:y="0.228cm" chart:style-name="ch2">
          <text:p>Reconstruction</text:p>
        </chart:title>
        <chart:subtitle svg:x="1.413cm" svg:y="1.007cm" chart:style-name="ch3">
          <text:p>How likely are you to manually label stack sets to improve the reconstruction?</text:p>
        </chart:subtitle>
        <chart:plot-area chart:style-name="ch4" table:cell-range-address="Sheet1.M71:Sheet1.V72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71:Sheet1.V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72:Sheet1.V7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71:Sheet1.V7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72:Sheet1.V7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911cm" svg:y="0.23cm" chart:style-name="ch2">
          <text:p>Reconstruction</text:p>
        </chart:title>
        <chart:subtitle svg:x="1.112cm" svg:y="1.007cm" chart:style-name="ch3">
          <text:p>How long would you be willing to spend labelling landmarks for a reconstruction?</text:p>
        </chart:subtitle>
        <chart:plot-area chart:style-name="ch4" table:cell-range-address="Sheet1.M74:Sheet1.Q75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74:Sheet1.Q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75:Sheet1.Q7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M74:Sheet1.Q74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M75:Sheet1.Q7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108cm" svg:y="0.222cm" chart:style-name="ch2">
          <text:p>Thresholding</text:p>
        </chart:title>
        <chart:subtitle svg:x="2.108cm" svg:y="1.004cm" chart:style-name="ch3">
          <text:p>How clearly did the visualization highlight the most uncertain region?</text:p>
        </chart:subtitle>
        <chart:plot-area chart:style-name="ch4" table:cell-range-address="Sheet1.M15:Sheet1.V16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15:Sheet1.V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6:Sheet1.V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5:Sheet1.V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6:Sheet1.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129cm" svg:y="0.224cm" chart:style-name="ch2">
          <text:p>Thresholding</text:p>
        </chart:title>
        <chart:subtitle svg:x="1.167cm" svg:y="1.006cm" chart:style-name="ch3">
          <text:p>How easy was the visualization to configure to target different areas of interest?</text:p>
        </chart:subtitle>
        <chart:plot-area chart:style-name="ch4" table:cell-range-address="Sheet1.M15:Sheet1.V16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15:Sheet1.V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6:Sheet1.V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5:Sheet1.V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6:Sheet1.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926cm" svg:y="0.22cm" chart:style-name="ch2">
          <text:p>Sphere</text:p>
        </chart:title>
        <chart:subtitle svg:x="2.41cm" svg:y="1.002cm" chart:style-name="ch3">
          <text:p>How easy was it to understand what the visualization was showing?</text:p>
        </chart:subtitle>
        <chart:plot-area chart:style-name="ch4" table:cell-range-address="Sheet1.M23:Sheet1.V24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23:Sheet1.V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24:Sheet1.V2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23:Sheet1.V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24:Sheet1.V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908cm" svg:y="0.222cm" chart:style-name="ch2">
          <text:p>Sphere</text:p>
        </chart:title>
        <chart:subtitle svg:x="2.108cm" svg:y="1.004cm" chart:style-name="ch3">
          <text:p>How clearly did the visualization highlight the most uncertain region?</text:p>
        </chart:subtitle>
        <chart:plot-area chart:style-name="ch4" table:cell-range-address="Sheet1.M26:Sheet1.V27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26:Sheet1.V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27:Sheet1.V27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26:Sheet1.V2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27:Sheet1.V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929cm" svg:y="0.224cm" chart:style-name="ch2">
          <text:p>Sphere</text:p>
        </chart:title>
        <chart:subtitle svg:x="1.167cm" svg:y="1.006cm" chart:style-name="ch3">
          <text:p>How easy was the visualization to configure to target different areas of interest?</text:p>
        </chart:subtitle>
        <chart:plot-area chart:style-name="ch4" table:cell-range-address="Sheet1.M40:Sheet1.V41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40:Sheet1.V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1:Sheet1.V4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0:Sheet1.V4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1:Sheet1.V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825cm" svg:y="0.222cm" chart:style-name="ch2">
          <text:p>Surface</text:p>
        </chart:title>
        <chart:subtitle svg:x="2.412cm" svg:y="1.004cm" chart:style-name="ch3">
          <text:p>How easy was it to understand what the visualization was showing?</text:p>
        </chart:subtitle>
        <chart:plot-area chart:style-name="ch4" table:cell-range-address="Sheet1.M34:Sheet1.V35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34:Sheet1.V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5:Sheet1.V35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4:Sheet1.V3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5:Sheet1.V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807cm" svg:y="0.224cm" chart:style-name="ch2">
          <text:p>Surface</text:p>
        </chart:title>
        <chart:subtitle svg:x="2.11cm" svg:y="1.006cm" chart:style-name="ch3">
          <text:p>How clearly did the visualization highlight the most uncertain region?</text:p>
        </chart:subtitle>
        <chart:plot-area chart:style-name="ch4" table:cell-range-address="Sheet1.M37:Sheet1.V38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37:Sheet1.V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8:Sheet1.V3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7:Sheet1.V3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8:Sheet1.V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829cm" svg:y="0.226cm" chart:style-name="ch2">
          <text:p>Surfac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40:Sheet1.V41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40:Sheet1.V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1:Sheet1.V4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0:Sheet1.V4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1:Sheet1.V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